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9.3722in" style:rel-width="100%" table:align="left"/>
    </style:style>
    <style:style style:name="Table4.A" style:family="table-column">
      <style:table-column-properties style:column-width="2.1556in" style:rel-column-width="3779*"/>
    </style:style>
    <style:style style:name="Table4.B" style:family="table-column">
      <style:table-column-properties style:column-width="7.2167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9.3722in" style:rel-width="100%" table:align="left"/>
    </style:style>
    <style:style style:name="Table5.A" style:family="table-column">
      <style:table-column-properties style:column-width="1.3646in" style:rel-column-width="4053*"/>
    </style:style>
    <style:style style:name="Table5.B" style:family="table-column">
      <style:table-column-properties style:column-width="8.007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Standard">
      <style:text-properties officeooo:rsid="005f8123" officeooo:paragraph-rsid="005f8123"/>
    </style:style>
    <style:style style:name="P25" style:family="paragraph" style:parent-style-name="Table_20_Contents">
      <style:text-properties officeooo:paragraph-rsid="005f8123"/>
    </style:style>
    <style:style style:name="P26" style:family="paragraph" style:parent-style-name="Table_20_Contents"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30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5" style:family="paragraph" style:parent-style-name="Table_20_Contents">
      <style:text-properties officeooo:paragraph-rsid="006a280d"/>
    </style:style>
    <style:style style:name="P36" style:family="paragraph" style:parent-style-name="Text_20_body">
      <style:text-properties officeooo:rsid="005b0492" officeooo:paragraph-rsid="005b0492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93880b" officeooo:paragraph-rsid="0093880b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9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40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3" style:family="paragraph" style:parent-style-name="Text_20_body">
      <style:text-properties fo:color="#000000" loext:opacity="100%" style:font-name="Lato Medium1" fo:font-size="10.5pt" fo:font-weight="normal" officeooo:rsid="00a32ea9" officeooo:paragraph-rsid="00a16369" style:font-size-asian="10.5pt" style:font-weight-asian="normal" style:font-size-complex="10.5pt" style:font-weight-complex="normal"/>
    </style:style>
    <style:style style:name="P44" style:family="paragraph" style:parent-style-name="Table_20_Contents">
      <style:text-properties officeooo:paragraph-rsid="0093880b"/>
    </style:style>
    <style:style style:name="P45" style:family="paragraph" style:parent-style-name="Table_20_Heading">
      <style:text-properties officeooo:paragraph-rsid="0093880b"/>
    </style:style>
    <style:style style:name="P46" style:family="paragraph" style:parent-style-name="Text_20_body">
      <style:text-properties officeooo:paragraph-rsid="0093880b"/>
    </style:style>
    <style:style style:name="P47" style:family="paragraph" style:parent-style-name="Table_20_Heading">
      <style:text-properties officeooo:rsid="008d5e97" officeooo:paragraph-rsid="008d5e97"/>
    </style:style>
    <style:style style:name="P48" style:family="paragraph" style:parent-style-name="Table_20_Heading">
      <style:text-properties officeooo:rsid="008d5e97" officeooo:paragraph-rsid="0093880b"/>
    </style:style>
    <style:style style:name="P49" style:family="paragraph" style:parent-style-name="Text_20_body">
      <style:text-properties officeooo:rsid="0079a0cb" officeooo:paragraph-rsid="0079a0cb"/>
    </style:style>
    <style:style style:name="P50" style:family="paragraph" style:parent-style-name="Text_20_body">
      <style:text-properties officeooo:rsid="008b85bc" officeooo:paragraph-rsid="008b85bc"/>
    </style:style>
    <style:style style:name="P51" style:family="paragraph" style:parent-style-name="Text_20_body">
      <style:text-properties officeooo:rsid="008b85bc" officeooo:paragraph-rsid="00957184"/>
    </style:style>
    <style:style style:name="P52" style:family="paragraph" style:parent-style-name="Text_20_body">
      <style:text-properties officeooo:rsid="00254e03" officeooo:paragraph-rsid="008b85bc"/>
    </style:style>
    <style:style style:name="P53" style:family="paragraph" style:parent-style-name="Text_20_body">
      <style:text-properties officeooo:paragraph-rsid="004e757c"/>
    </style:style>
    <style:style style:name="P54" style:family="paragraph" style:parent-style-name="Text_20_body">
      <style:text-properties officeooo:rsid="0093880b" officeooo:paragraph-rsid="0093880b"/>
    </style:style>
    <style:style style:name="P55" style:family="paragraph" style:parent-style-name="Text_20_body">
      <style:text-properties officeooo:rsid="0096d677" officeooo:paragraph-rsid="0096d677"/>
    </style:style>
    <style:style style:name="P56" style:family="paragraph" style:parent-style-name="Text_20_body">
      <style:text-properties officeooo:rsid="00a140b8" officeooo:paragraph-rsid="00a140b8"/>
    </style:style>
    <style:style style:name="P57" style:family="paragraph" style:parent-style-name="Text_20_body">
      <style:text-properties officeooo:rsid="00730302" officeooo:paragraph-rsid="00730302"/>
    </style:style>
    <style:style style:name="P58" style:family="paragraph" style:parent-style-name="Text_20_body">
      <style:text-properties officeooo:rsid="009f6c75" officeooo:paragraph-rsid="009f6c75"/>
    </style:style>
    <style:style style:name="P59" style:family="paragraph" style:parent-style-name="Text_20_body">
      <style:text-properties officeooo:paragraph-rsid="00a16369"/>
    </style:style>
    <style:style style:name="P60" style:family="paragraph" style:parent-style-name="Text_20_body">
      <style:text-properties officeooo:rsid="00a6f1fb" officeooo:paragraph-rsid="00a6f1fb"/>
    </style:style>
    <style:style style:name="P61" style:family="paragraph" style:parent-style-name="Preformatted_20_Text">
      <style:text-properties style:font-name="Bitstream Vera Sans Mono"/>
    </style:style>
    <style:style style:name="P62" style:family="paragraph" style:parent-style-name="Preformatted_20_Text">
      <style:text-properties officeooo:rsid="00ac73ed" officeooo:paragraph-rsid="00ac73ed"/>
    </style:style>
    <style:style style:name="P63" style:family="paragraph" style:parent-style-name="Standard">
      <style:text-properties officeooo:rsid="00ac73ed" officeooo:paragraph-rsid="00ac73ed"/>
    </style:style>
    <style:style style:name="P64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5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6" style:family="paragraph" style:parent-style-name="Text_20_body">
      <style:text-properties officeooo:rsid="00a8cf11" officeooo:paragraph-rsid="00adc9ec"/>
    </style:style>
    <style:style style:name="P67" style:family="paragraph" style:parent-style-name="Heading_20_1">
      <style:text-properties officeooo:rsid="0032860c" officeooo:paragraph-rsid="0032860c"/>
    </style:style>
    <style:style style:name="P68" style:family="paragraph" style:parent-style-name="Heading_20_2">
      <style:text-properties officeooo:paragraph-rsid="008b85bc"/>
    </style:style>
    <style:style style:name="P69" style:family="paragraph" style:parent-style-name="Heading_20_2">
      <style:text-properties officeooo:rsid="00a140b8" officeooo:paragraph-rsid="00a140b8"/>
    </style:style>
    <style:style style:name="P70" style:family="paragraph" style:parent-style-name="Heading_20_3">
      <style:text-properties officeooo:paragraph-rsid="00275870"/>
    </style:style>
    <style:style style:name="P71" style:family="paragraph" style:parent-style-name="Heading_20_3">
      <style:text-properties officeooo:rsid="00730302" officeooo:paragraph-rsid="00730302"/>
    </style:style>
    <style:style style:name="P72" style:family="paragraph" style:parent-style-name="Heading_20_3">
      <style:text-properties officeooo:rsid="00275870" officeooo:paragraph-rsid="0038d926"/>
    </style:style>
    <style:style style:name="P73" style:family="paragraph" style:parent-style-name="Table_20_Contents" style:list-style-name="L2">
      <style:paragraph-properties fo:text-align="start" style:justify-single-word="false"/>
    </style:style>
    <style:style style:name="P74" style:family="paragraph" style:parent-style-name="Text_20_body" style:list-style-name="L1">
      <style:text-properties officeooo:rsid="00a8cf11" officeooo:paragraph-rsid="00adc9ec"/>
    </style:style>
    <style:style style:name="P75" style:family="paragraph" style:parent-style-name="Text_20_body" style:list-style-name="L3"/>
    <style:style style:name="P76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officeooo:rsid="001afcb1"/>
    </style:style>
    <style:style style:name="T5" style:family="text">
      <style:text-properties officeooo:rsid="001cbf69"/>
    </style:style>
    <style:style style:name="T6" style:family="text">
      <style:text-properties officeooo:rsid="002c4187"/>
    </style:style>
    <style:style style:name="T7" style:family="text">
      <style:text-properties officeooo:rsid="002c91c1"/>
    </style:style>
    <style:style style:name="T8" style:family="text">
      <style:text-properties officeooo:rsid="002dbe01"/>
    </style:style>
    <style:style style:name="T9" style:family="text">
      <style:text-properties officeooo:rsid="0030bc52"/>
    </style:style>
    <style:style style:name="T10" style:family="text">
      <style:text-properties officeooo:rsid="0032860c"/>
    </style:style>
    <style:style style:name="T11" style:family="text">
      <style:text-properties officeooo:rsid="00335247"/>
    </style:style>
    <style:style style:name="T12" style:family="text">
      <style:text-properties officeooo:rsid="00349c54"/>
    </style:style>
    <style:style style:name="T13" style:family="text">
      <style:text-properties officeooo:rsid="00350a39"/>
    </style:style>
    <style:style style:name="T14" style:family="text">
      <style:text-properties officeooo:rsid="00275870"/>
    </style:style>
    <style:style style:name="T15" style:family="text">
      <style:text-properties officeooo:rsid="0036e994"/>
    </style:style>
    <style:style style:name="T16" style:family="text">
      <style:text-properties fo:color="#c9211e" loext:opacity="100%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c9211e" loext:opacity="100%" fo:font-weight="bold" officeooo:rsid="006f2455" style:font-weight-asian="bold" style:font-weight-complex="bold"/>
    </style:style>
    <style:style style:name="T19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0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2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officeooo:rsid="003f0cbd"/>
    </style:style>
    <style:style style:name="T26" style:family="text">
      <style:text-properties officeooo:rsid="004d3383"/>
    </style:style>
    <style:style style:name="T27" style:family="text">
      <style:text-properties officeooo:rsid="005031eb"/>
    </style:style>
    <style:style style:name="T28" style:family="text">
      <style:text-properties officeooo:rsid="005731fa"/>
    </style:style>
    <style:style style:name="T29" style:family="text">
      <style:text-properties officeooo:rsid="0067931f"/>
    </style:style>
    <style:style style:name="T30" style:family="text">
      <style:text-properties fo:color="#000000" loext:opacity="100%" fo:font-weight="normal" officeooo:rsid="006f2455" style:font-weight-asian="normal" style:font-weight-complex="normal"/>
    </style:style>
    <style:style style:name="T31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2" style:family="text">
      <style:text-properties officeooo:rsid="0073b5e6"/>
    </style:style>
    <style:style style:name="T33" style:family="text">
      <style:text-properties officeooo:rsid="00741468"/>
    </style:style>
    <style:style style:name="T34" style:family="text">
      <style:text-properties officeooo:rsid="00790c83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7bff26"/>
    </style:style>
    <style:style style:name="T37" style:family="text">
      <style:text-properties officeooo:rsid="007de2ac"/>
    </style:style>
    <style:style style:name="T38" style:family="text">
      <style:text-properties officeooo:rsid="007edcd8"/>
    </style:style>
    <style:style style:name="T39" style:family="text">
      <style:text-properties officeooo:rsid="0084c85e"/>
    </style:style>
    <style:style style:name="T40" style:family="text">
      <style:text-properties style:font-name="Lato Medium1" officeooo:rsid="0084c85e"/>
    </style:style>
    <style:style style:name="T41" style:family="text">
      <style:text-properties officeooo:rsid="0085385b"/>
    </style:style>
    <style:style style:name="T42" style:family="text">
      <style:text-properties officeooo:rsid="008b85bc"/>
    </style:style>
    <style:style style:name="T43" style:family="text">
      <style:text-properties officeooo:rsid="004e757c"/>
    </style:style>
    <style:style style:name="T44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46" style:family="text">
      <style:text-properties officeooo:rsid="008bc267"/>
    </style:style>
    <style:style style:name="T47" style:family="text">
      <style:text-properties officeooo:rsid="008d5e97"/>
    </style:style>
    <style:style style:name="T48" style:family="text">
      <style:text-properties officeooo:rsid="008e8896"/>
    </style:style>
    <style:style style:name="T49" style:family="text">
      <style:text-properties officeooo:rsid="0090114e"/>
    </style:style>
    <style:style style:name="T50" style:family="text">
      <style:text-properties officeooo:rsid="0093880b"/>
    </style:style>
    <style:style style:name="T51" style:family="text">
      <style:text-properties officeooo:rsid="00957184"/>
    </style:style>
    <style:style style:name="T52" style:family="text">
      <style:text-properties officeooo:rsid="009cc248"/>
    </style:style>
    <style:style style:name="T53" style:family="text">
      <style:text-properties officeooo:rsid="009e949d"/>
    </style:style>
    <style:style style:name="T54" style:family="text">
      <style:text-properties officeooo:rsid="00a4f2ca"/>
    </style:style>
    <style:style style:name="T55" style:family="text">
      <style:text-properties officeooo:rsid="003c9847"/>
    </style:style>
    <style:style style:name="T56" style:family="text">
      <style:text-properties officeooo:rsid="00a97c05"/>
    </style:style>
    <style:style style:name="T57" style:family="text">
      <style:text-properties officeooo:rsid="00ac73ed"/>
    </style:style>
    <style:style style:name="T58" style:family="text">
      <style:text-properties officeooo:rsid="00adc9ec"/>
    </style:style>
    <style:style style:name="T59" style:family="text">
      <style:text-properties officeooo:rsid="00af3117"/>
    </style:style>
    <style:style style:name="T60" style:family="text">
      <style:text-properties officeooo:rsid="00b19c0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Azure Translator 3.0 REST Services Documentation</text:h>
      <text:p text:style-name="P66">See documentation:</text:p>
      <text:list xml:id="list484282857" text:style-name="L1">
        <text:list-item>
          <text:p text:style-name="P74"><text:span text:style-name="T58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59">github</text:span></text:a>.</text:p>
        </text:list-item>
        <text:list-item>
          <text:p text:style-name="P74"><text:span text:style-name="T58">Main </text:span><text:a xlink:type="simple" xlink:href="https://docs.microsoft.com/en-us/azure/cognitive-services/translator/" text:style-name="Internet_20_link" text:visited-style-name="Visited_20_Internet_20_Link"><text:span text:style-name="T58">landing page</text:span></text:a><text:span text:style-name="T58"> </text:span><text:span text:style-name="T60">which is excellent</text:span></text:p>
        </text:list-item>
      </text:list>
      <text:h text:style-name="P68" text:outline-level="2"><text:span text:style-name="T28">Endpoint </text:span><text:span text:style-name="T33">for </text:span><text:span text:style-name="T42">All </text:span><text:span text:style-name="T7">Translat</text:span><text:span text:style-name="T11">o</text:span><text:span text:style-name="T7">r </text:span><text:span text:style-name="T33">Version </text:span><text:span text:style-name="T7">3.0 </text:span><text:span text:style-name="T42">Requests</text:span><text:span text:style-name="T7"> </text:span></text:h>
      <text:p text:style-name="P50">The endpoint or base URL for a Translator 3.0 request is:</text:p>
      <text:p text:style-name="P50"/>
      <table:table table:name="Table1" table:style-name="Table1">
        <table:table-column table:style-name="Table1.A"/>
        <table:table-column table:style-name="Table1.B"/>
        <table:table-row table:style-name="TableLine94017871532928">
          <table:table-cell table:style-name="Table1.A1" office:value-type="string">
            <text:p text:style-name="P38">Country</text:p>
          </table:table-cell>
          <table:table-cell table:style-name="Table1.A1" office:value-type="string">
            <text:p text:style-name="P38">Endpoint</text:p>
          </table:table-cell>
        </table:table-row>
        <table:table-row table:style-name="TableLine94017871550000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1">https://api.cognitive.microsofttranslator.com</text:p>
          </table:table-cell>
        </table:table-row>
      </table:table>
      <text:p text:style-name="P52"/>
      <text:p text:style-name="P50">The version of Translator we will use will be 3.0, which is specified as a query string parameter. For example, to request tranlation of input text, we append “/translate” to the endpoint and then supply the version <text:span text:style-name="T46">number</text:span>: </text:p>
      <text:p text:style-name="P50"><text:s/><text:span text:style-name="T31">https://api.cognitive.microsofttranslator.com</text:span><text:span text:style-name="T21">/</text:span><text:span text:style-name="T20">translate</text:span><text:span text:style-name="T44">?api-version=3.0</text:span></text:p>
      <text:h text:style-name="Heading_20_2" text:outline-level="2"><text:span text:style-name="T27">The Five </text:span><text:span text:style-name="T10">Azure </text:span><text:span text:style-name="T6">Translator </text:span><text:span text:style-name="T10">3.0</text:span><text:span text:style-name="T6"> </text:span><text:span text:style-name="T27">(</text:span>REST API<text:span text:style-name="T27">)</text:span> Request <text:span text:style-name="T27">Types</text:span></text:h>
      <text:p text:style-name="P13"/>
      <text:p text:style-name="P13"><text:span text:style-name="T8">Azure Translator 3.0 </text:span><text:span text:style-name="T47">supports </text:span><text:span text:style-name="T8">the five types of services. </text:span><text:span text:style-name="T47">Each uses a </text:span><text:span text:style-name="T42">different</text:span><text:span text:style-name="T32"> </text:span><text:span text:style-name="T47">URL “route” that is appened to the endpoint. The </text:span><text:span text:style-name="T32">REST request</text:span><text:span text:style-name="T42">s </text:span><text:span text:style-name="T47">types</text:span><text:span text:style-name="T42"> are </text:span><text:span text:style-name="T8">liste</text:span><text:span text:style-name="T42">d</text:span><text:span text:style-name="T8"> <text:s/></text:span><text:span text:style-name="T32">below</text:span><text:span text:style-name="T8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017871534880">
            <table:table-cell table:style-name="Table6.A1" office:value-type="string">
              <text:p text:style-name="P12">Request <text:span text:style-name="T6">Type</text:span></text:p>
            </table:table-cell>
            <table:table-cell table:style-name="Table6.A1" office:value-type="string">
              <text:p text:style-name="P47">URL “<text:span text:style-name="T50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017870682992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9">/<text:span text:style-name="T47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017871604256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9">/<text:span text:style-name="T47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017871605136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9">/<text:span text:style-name="T47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017871606112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3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017871607312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1"><text:span text:style-name="T48">/dictionary/</text:span><text:span text:style-name="T49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4">Since version 3.0 of Translator will always be used, the five request types will begin with these extended URLs:</text:p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017871584048">
            <table:table-cell table:style-name="Table3.A1" office:value-type="string">
              <text:p text:style-name="P45">Request <text:span text:style-name="T6">Type</text:span></text:p>
            </table:table-cell>
            <table:table-cell table:style-name="Table3.A1" office:value-type="string">
              <text:p text:style-name="P48">URL “<text:span text:style-name="T50">route”</text:span></text:p>
            </table:table-cell>
            <table:table-cell table:style-name="Table3.A1" office:value-type="string">
              <text:p text:style-name="P37">Endpoint <text:span text:style-name="T51">+ route + API Version</text:span></text:p>
            </table:table-cell>
          </table:table-row>
        </table:table-header-rows>
        <table:table-row table:style-name="TableLine94017871637904">
          <table:table-cell table:style-name="Table3.A1" office:value-type="string">
            <text:p text:style-name="P44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30">/<text:span text:style-name="T47">languages</text:span></text:p>
          </table:table-cell>
          <table:table-cell table:style-name="Table3.C2" office:value-type="string">
            <text:p text:style-name="P42"/>
            <text:p text:style-name="P51"><text:span text:style-name="T31">https://api.cognitive.microsofttranslator.com</text:span><text:span text:style-name="T21">/</text:span><text:span text:style-name="T22">languages</text:span><text:span text:style-name="T44">?api-version=3.0</text:span></text:p>
          </table:table-cell>
        </table:table-row>
        <table:table-row table:style-name="TableLine94017871638656">
          <table:table-cell table:style-name="Table3.A1" office:value-type="string">
            <text:p text:style-name="P44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30">/<text:span text:style-name="T47">translate</text:span></text:p>
          </table:table-cell>
          <table:table-cell table:style-name="Table3.A1" office:value-type="string">
            <text:p text:style-name="P51"><text:span text:style-name="T31">https://api.cognitive.microsofttranslator.com</text:span><text:span text:style-name="T21">/</text:span><text:span text:style-name="T22">translate</text:span><text:span text:style-name="T44">?api-version=3.0</text:span></text:p>
          </table:table-cell>
        </table:table-row>
        <table:table-row table:style-name="TableLine94017871639472">
          <table:table-cell table:style-name="Table3.A1" office:value-type="string">
            <text:p text:style-name="P44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30">/<text:span text:style-name="T47">breaksentence</text:span></text:p>
          </table:table-cell>
          <table:table-cell table:style-name="Table3.A1" office:value-type="string">
            <text:p text:style-name="P51"><text:span text:style-name="T31">https://api.cognitive.microsofttranslator.com</text:span><text:span text:style-name="T21">/</text:span><text:span text:style-name="T22">breaksentence</text:span><text:span text:style-name="T44">?api-version=3.0</text:span></text:p>
          </table:table-cell>
        </table:table-row>
        <table:table-row table:style-name="TableLine94017871640336">
          <table:table-cell table:style-name="Table3.A1" office:value-type="string">
            <text:p text:style-name="P44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4">/dictionary/lookup</text:p>
          </table:table-cell>
          <table:table-cell table:style-name="Table3.A1" office:value-type="string">
            <text:p text:style-name="P51"><text:span text:style-name="T31">https://api.cognitive.microsofttranslator.com</text:span><text:span text:style-name="T21">/</text:span><text:span text:style-name="T22">dictionary/lookup</text:span><text:span text:style-name="T44">?api-version=3.0</text:span></text:p>
          </table:table-cell>
        </table:table-row>
        <table:table-row table:style-name="TableLine94017871641152">
          <table:table-cell table:style-name="Table3.A1" office:value-type="string">
            <text:p text:style-name="P44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2"><text:span text:style-name="T48">/dictionary/</text:span><text:span text:style-name="T49">examples</text:span></text:p>
          </table:table-cell>
          <table:table-cell table:style-name="Table3.A1" office:value-type="string">
            <text:p text:style-name="P51"><text:span text:style-name="T31">https://api.cognitive.microsofttranslator.com</text:span><text:span text:style-name="T23">/dictionary/</text:span><text:span text:style-name="T24">examples</text:span><text:span text:style-name="T44">?api-version=3.0</text:span></text:p>
          </table:table-cell>
        </table:table-row>
      </table:table>
      <text:p text:style-name="P54"/>
      <text:p text:style-name="P55">The api-version query string parameter <text:span text:style-name="T35">must always</text:span> be the first parameter.</text:p>
      <text:h text:style-name="Heading_20_3" text:outline-level="3">Example Request Types:</text:h>
      <text:p text:style-name="P50"/>
      <text:p text:style-name="P53"><text:span text:style-name="T19">Important</text:span><text:span text:style-name="T43">: <text:s/></text:span><text:span text:style-name="T2">api-verions=3.0</text:span><text:span text:style-name="T34"> must be the first query string parameter.</text:span></text:p>
      <text:h text:style-name="P69" text:outline-level="2">Translator 3.0 Translate Requests</text:h>
      <text:p text:style-name="P56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9"><text:span text:style-name="T45">https://api.cognitive.microsofttranslator.com</text:span><text:span text:style-name="T21">/</text:span><text:span text:style-name="T22">translate</text:span></text:p>
      <text:p text:style-name="P43">Blue = endpoint. Red = translate URL route.</text:p>
      <text:h text:style-name="P70" text:outline-level="3"><text:span text:style-name="T14">Translat</text:span><text:span text:style-name="T9">or </text:span><text:span text:style-name="T13">3.0 Required Headers</text:span></text:h>
      <text:h text:style-name="Heading_20_4" text:outline-level="4">Autehtication Headers</text:h>
      <text:p text:style-name="P49">While there are several <text:span text:style-name="T36">different methods</text:span> of authenicati<text:span text:style-name="T52">o</text:span>n—including the use of a bearer token, <text:span text:style-name="T37">Azure Active Directory and so on</text:span>—the header settings <text:span text:style-name="T36">below are how I </text:span><text:span text:style-name="T37">will</text:span><text:span text:style-name="T36"> authencitcate when making a Translaor 3.0</text:span> REST API call.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017871516672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017871697392">
          <table:table-cell table:style-name="Table2.A1" office:value-type="string">
            <text:p text:style-name="P27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38">My keys are:</text:span></text:p>
            <text:p text:style-name="P5"/>
            <text:list xml:id="list829562474" text:style-name="L2">
              <text:list-item>
                <text:p text:style-name="P73">ef6e5b44c68d438c8d79cae2f8c020ba</text:p>
                <text:p text:style-name="P73"/>
              </text:list-item>
              <text:list-item>
                <text:p text:style-name="P73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29">See </text:span><text:span text:style-name="T26">my Azure portal account </text:span><text:span text:style-name="T29">for my keys.</text:span></text:p>
          </table:table-cell>
        </table:table-row>
        <table:table-row table:style-name="TableLine94017871697872">
          <table:table-cell table:style-name="Table2.A1" office:value-type="string">
            <text:p text:style-name="P27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18">e</text:span><text:span text:style-name="T17">astus2 </text:span><text:span text:style-name="T30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5">Header for </text:span>Content <text:span text:style-name="T4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017871664144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017871709072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5"><text:line-break/>Specifies the content type of the payload.</text:p>
            <text:p text:style-name="P25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017871709392">
          <table:table-cell table:style-name="Table4.A1" office:value-type="string">
            <text:p text:style-name="P2">Content-Length <text:s/><text:span text:style-name="T54">(See comments below)</text:span></text:p>
          </table:table-cell>
          <table:table-cell table:style-name="Table4.A1" office:value-type="string">
            <text:p text:style-name="P35"><text:line-break/>The length of the request body. <text:span text:style-name="T16"><text:s/></text:span></text:p>
          </table:table-cell>
        </table:table-row>
      </table:table>
      <text:p text:style-name="P1"/>
      <text:p text:style-name="P24">Comments: <text:span text:style-name="T1">json</text:span> is the <text:span text:style-name="T35">default setting</text:span> that Guzzle <text:span text:style-name="T52">uses and API ttesin tools use. <text:s/></text:span><text:span text:style-name="T3">Content-Length</text:span><text:span text:style-name="T55"> is </text:span><text:span text:style-name="T52">not </text:span><text:span text:style-name="T55">really required </text:span><text:span text:style-name="T53">for the translation request</text:span><text:span text:style-name="T55">. </text:span><text:span text:style-name="T52">The </text:span><text:span text:style-name="T41">“Get Sentence Length” section of </text:span><text:span text:style-name="T55">the </text:span><text:span text:style-name="T39">Text Translation </text:span><text:a xlink:type="simple" xlink:href="https://docs.microsoft.com/en-us/azure/cognitive-services/translator/quickstart-translator?tabs=csharp" text:style-name="Internet_20_link" text:visited-style-name="Visited_20_Internet_20_Link"><text:span text:style-name="T55">Quick Start guide</text:span></text:a><text:span text:style-name="T55"> </text:span><text:span text:style-name="T41">says</text:span><text:span text:style-name="T55">:</text:span></text:p>
      <text:p text:style-name="P17"/>
      <text:p text:style-name="P17"><text:tab/>You can <text:span text:style-name="T1">get character counts</text:span> for <text:span text:style-name="T35">both</text:span> <text:span text:style-name="T1">source text</text:span> and <text:span text:style-name="T1">translation output</text:span> using the <text:span text:style-name="Source_20_Text">translate</text:span> endpoint. To return sentence length <text:tab/>(<text:span text:style-name="Source_20_Text">srcSenLen</text:span> and <text:span text:style-name="Source_20_Text">transSenLen</text:span>) you <text:tab/>must set the <text:span text:style-name="Source_20_Text"><text:span text:style-name="T1">includeSentenceLength</text:span></text:span> parameter to <text:span text:style-name="Source_20_Text">True.</text:span></text:p>
      <text:p text:style-name="P17"><text:span text:style-name="Source_20_Text"/></text:p>
      <text:h text:style-name="Heading_20_3" text:outline-level="3">Optional <text:span text:style-name="T5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017871701520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017871727728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71" text:outline-level="3">Translate Request Body</text:h>
      <text:p text:style-name="P57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8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1820330660" text:style-name="L3">
        <text:list-item>
          <text:p text:style-name="P76">The array can have at most <text:span text:style-name="T35">25 elements</text:span>. </text:p>
        </text:list-item>
        <text:list-item>
          <text:p text:style-name="P75">The entire text included in the request cannot exceed <text:span text:style-name="T35">5,000 characters including spaces</text:span>. </text:p>
        </text:list-item>
      </text:list>
      <text:p text:style-name="P60">Example input JSON array <text:span text:style-name="T56">of two JSON objects:</text:span></text:p>
      <text:p text:style-name="Preformatted_20_Text"><text:s/>[ {"text":"Freitag"}, {"text":"Montag"} ];</text:p>
      <text:p text:style-name="Preformatted_20_Text"/>
      <text:p text:style-name="Preformatted_20_Text"/>
      <text:h text:style-name="Heading_20_3" text:outline-level="3"><text:span text:style-name="T12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017871719264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017871766432">
          <table:table-cell table:style-name="Table8.A1" office:value-type="string">
            <text:p text:style-name="P26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7">3.0</text:span></text:span>.</text:p>
          </table:table-cell>
        </table:table-row>
        <table:table-row table:style-name="TableLine94017871771216">
          <table:table-cell table:style-name="Table8.A1" office:value-type="string">
            <text:p text:style-name="P26"/>
            <text:p text:style-name="P26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25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017871757744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017871777056">
          <table:table-cell table:style-name="Table7.A1" office:value-type="string">
            <text:p text:style-name="P28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017871822864">
          <table:table-cell table:style-name="Table7.A1" office:value-type="string">
            <text:p text:style-name="P28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017871823136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017871823744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017871824352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017871824960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017871825568">
          <table:table-cell table:style-name="Table7.A1" office:value-type="string">
            <text:p text:style-name="P28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017871826176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017871827056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017871827328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017871827712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72" text:outline-level="3"/>
      <text:h text:style-name="Heading_20_3" text:outline-level="3">Example Response <text:span text:style-name="T57">Object</text:span></text:h>
      <text:p text:style-name="P40">Input Request Body</text:p>
      <text:p text:style-name="P65">The input is an json array of two json objects:</text:p>
      <text:p text:style-name="P62"><text:s/>[ {"text":"Freitag"}, {"text":"Montag"} ];</text:p>
      <text:p text:style-name="P63"/>
      <text:p text:style-name="P39">Response Object</text:p>
      <text:p text:style-name="P39"/>
      <text:p text:style-name="P64">This is the joson response object:</text:p>
      <text:p text:style-name="P63"/>
      <text:p text:style-name="P61">[</text:p>
      <text:p text:style-name="P61"><text:tab/>{</text:p>
      <text:p text:style-name="P61"><text:tab/><text:tab/>"translations": [</text:p>
      <text:p text:style-name="P61"><text:tab/><text:tab/><text:tab/>{</text:p>
      <text:p text:style-name="P61"><text:tab/><text:tab/><text:tab/><text:tab/>"text": "Friday",</text:p>
      <text:p text:style-name="P61"><text:tab/><text:tab/><text:tab/><text:tab/>"to": "en",</text:p>
      <text:p text:style-name="P61"><text:tab/><text:tab/><text:tab/><text:tab/>"sentLen": {</text:p>
      <text:p text:style-name="P61"><text:tab/><text:tab/><text:tab/><text:tab/><text:tab/>"srcSentLen": [</text:p>
      <text:p text:style-name="P61"><text:tab/><text:tab/><text:tab/><text:tab/><text:tab/><text:tab/>7</text:p>
      <text:p text:style-name="P61"><text:tab/><text:tab/><text:tab/><text:tab/><text:tab/>],</text:p>
      <text:p text:style-name="P61"><text:tab/><text:tab/><text:tab/><text:tab/><text:tab/>"transSentLen": [</text:p>
      <text:p text:style-name="P61"><text:tab/><text:tab/><text:tab/><text:tab/><text:tab/><text:tab/>6</text:p>
      <text:p text:style-name="P61"><text:tab/><text:tab/><text:tab/><text:tab/><text:tab/>]</text:p>
      <text:p text:style-name="P61"><text:tab/><text:tab/><text:tab/><text:tab/>}</text:p>
      <text:p text:style-name="P61"><text:tab/><text:tab/><text:tab/>}</text:p>
      <text:p text:style-name="P61"><text:tab/><text:tab/>]</text:p>
      <text:p text:style-name="P61"><text:tab/>},</text:p>
      <text:p text:style-name="P61"><text:tab/>{</text:p>
      <text:p text:style-name="P61"><text:tab/><text:tab/>"translations": [</text:p>
      <text:p text:style-name="P61"><text:tab/><text:tab/><text:tab/>{</text:p>
      <text:p text:style-name="P61"><text:tab/><text:tab/><text:tab/><text:tab/>"text": "Monday",</text:p>
      <text:p text:style-name="P61"><text:tab/><text:tab/><text:tab/><text:tab/>"to": "en",</text:p>
      <text:p text:style-name="P61"><text:tab/><text:tab/><text:tab/><text:tab/>"sentLen": {</text:p>
      <text:p text:style-name="P61"><text:tab/><text:tab/><text:tab/><text:tab/><text:tab/>"srcSentLen": [</text:p>
      <text:p text:style-name="P61"><text:tab/><text:tab/><text:tab/><text:tab/><text:tab/><text:tab/>6</text:p>
      <text:p text:style-name="P61"><text:tab/><text:tab/><text:tab/><text:tab/><text:tab/>],</text:p>
      <text:p text:style-name="P61"><text:tab/><text:tab/><text:tab/><text:tab/><text:tab/>"transSentLen": [</text:p>
      <text:p text:style-name="P61"><text:tab/><text:tab/><text:tab/><text:tab/><text:tab/><text:tab/>6</text:p>
      <text:p text:style-name="P61"><text:tab/><text:tab/><text:tab/><text:tab/><text:tab/>]</text:p>
      <text:p text:style-name="P61"><text:tab/><text:tab/><text:tab/><text:tab/>}</text:p>
      <text:p text:style-name="P61"><text:tab/><text:tab/><text:tab/>}</text:p>
      <text:p text:style-name="P61"><text:tab/><text:tab/>]</text:p>
      <text:p text:style-name="P61"><text:tab/>}</text:p>
      <text:p text:style-name="P61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6T20:00:43.651349846</dc:date>
    <meta:editing-duration>PT4H20M16S</meta:editing-duration>
    <meta:editing-cycles>136</meta:editing-cycles>
    <meta:generator>LibreOffice/7.2.6.2$Linux_X86_64 LibreOffice_project/20$Build-2</meta:generator>
    <meta:document-statistic meta:table-count="8" meta:image-count="0" meta:object-count="0" meta:page-count="1" meta:paragraph-count="188" meta:word-count="1186" meta:character-count="8601" meta:non-whitespace-character-count="7438"/>
  </office:meta>
</office:document-meta>
</file>